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5.2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00">
      <style:text-properties fo:color="#c9211e"/>
    </style:style>
    <style:style style:name="ce6" style:family="table-cell" style:parent-style-name="Default" style:data-style-name="N100">
      <style:table-cell-properties fo:background-color="#ffff00"/>
    </style:style>
    <style:style style:name="ce7" style:family="table-cell" style:parent-style-name="Default" style:data-style-name="N100">
      <style:table-cell-properties fo:background-color="#81d41a"/>
    </style:style>
    <style:style style:name="ce8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2" style:family="table-cell" style:parent-style-name="Default" style:data-style-name="N111"/>
    <style:style style:name="ce19" style:family="table-cell" style:parent-style-name="Default" style:data-style-name="N111">
      <style:table-cell-properties fo:background-color="#ffff00"/>
      <style:text-properties fo:color="#c9211e"/>
    </style:style>
    <style:style style:name="ce18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2025-03-14_09-57-0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2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2025-Mar-14 16:59:04.0801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2025-Mar-14 16:59:04.258041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3" office:value-type="string" calcext:value-type="string">
            <text:p>failing log</text:p>
          </table:table-cell>
          <table:table-cell table:number-columns-repeated="5"/>
          <table:table-cell table:style-name="ce3" office:value-type="string" calcext:value-type="string">
            <text:p>failing log</text:p>
          </table:table-cell>
          <table:table-cell table:number-columns-repeated="5"/>
          <table:table-cell office:value-type="string" calcext:value-type="string">
            <text:p>post commit b89e3a66bd2b87fbbfd833bb5b14f8f493706676</text:p>
          </table:table-cell>
          <table:table-cell table:number-columns-repeated="6"/>
          <table:table-cell office:value-type="string" calcext:value-type="string">
            <text:p>Logger shifts reset poin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6:59:04.4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2025-Mar-14 16:59:04.62127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2025-Mar-14 16:59:24.78026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7 17:00:00.46865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8 17:12:54.9125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  <table:table-cell table:style-name="ce1" office:value-type="string" calcext:value-type="string">
            <text:p>2025-Mar-19 17:16:01.6035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string" calcext:value-type="string">
            <text:p>2025-Mar-14 16:59:24.9643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7 17:00:00.64720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8 17:12:55.09170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01.746023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office:value-type="string" calcext:value-type="string">
            <text:p>2025-Apr-07 15:58:04.440406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5.1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7 17:00:00.80997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8 17:12:55.25428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01.9087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office:value-type="string" calcext:value-type="string">
            <text:p>2025-Apr-07 15:58:04.690165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5.32020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7 17:00:00.93853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8 17:12:55.44967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  <table:table-cell table:style-name="ce1" office:value-type="string" calcext:value-type="string">
            <text:p>2025-Mar-19 17:16:02.108048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  <table:table-cell office:value-type="string" calcext:value-type="string">
            <text:p>2025-Apr-07 15:58:04.941159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0405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]-[.A9]" office:value-type="time" office:time-value="PT00H00M07.720309915S" calcext:value-type="time">
            <text:p>00:00:07.72</text:p>
          </table:table-cell>
          <table:table-cell/>
          <table:table-cell table:style-name="ce1" office:value-type="string" calcext:value-type="string">
            <text:p>2025-Mar-17 17:00:08.73842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G10]-[.G9]" office:value-type="time" office:time-value="PT00H00M07.799896086S" calcext:value-type="time">
            <text:p>00:00:07.80</text:p>
          </table:table-cell>
          <table:table-cell/>
          <table:table-cell table:style-name="ce1" office:value-type="string" calcext:value-type="string">
            <text:p>2025-Mar-18 17:13:03.31872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M10]-[.M9]" office:value-type="time" office:time-value="PT00H00M07.869048673S" calcext:value-type="time">
            <text:p>00:00:07.87</text:p>
          </table:table-cell>
          <table:table-cell/>
          <table:table-cell table:style-name="ce1" office:value-type="string" calcext:value-type="string">
            <text:p>2025-Mar-19 17:16:09.52601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10-[.S9]" office:value-type="time" office:time-value="-PT1097417H16M02.108048424S" calcext:value-type="time">
            <text:p>06:43:57.89</text:p>
          </table:table-cell>
          <table:table-cell/>
          <table:table-cell office:value-type="string" calcext:value-type="string">
            <text:p>2025-Apr-07 15:58:05.124274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2321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0:08.96280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8 17:13:03.45761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Mar-19 17:16:09.6761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Apr-07 15:58:05.435776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48571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0:09.1520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8 17:13:03.70983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Mar-19 17:16:09.86659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Apr-07 15:58:05.685529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6724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0:09.39924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8 17:13:03.89515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Mar-19 17:16:10.05080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Apr-07 15:58:05.933933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857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office:value-type="string" calcext:value-type="string">
            <text:p>logger rst</text:p>
          </table:table-cell>
          <table:table-cell table:style-name="ce1" office:value-type="string" calcext:value-type="string">
            <text:p>2025-Mar-17 17:00:09.58347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8 17:13:04.1424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Mar-19 17:16:10.29809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Apr-07 15:58:06.120510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19751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A15]-[.A14]" office:value-type="time" office:time-value="PT00H00M10.339712072S" calcext:value-type="time">
            <text:p>00:00:10.34</text:p>
          </table:table-cell>
          <table:table-cell/>
          <table:table-cell table:style-name="ce5" office:value-type="string" calcext:value-type="string">
            <text:p>2025-Mar-17 17:00:19.8804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G15]-[.G14]" office:value-type="time" office:time-value="PT00H00M10.296967509S" calcext:value-type="time">
            <text:p>00:00:10.30</text:p>
          </table:table-cell>
          <table:table-cell/>
          <table:table-cell table:style-name="ce5" office:value-type="string" calcext:value-type="string">
            <text:p>2025-Mar-18 17:13:14.458365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style-name="ce2" table:formula="of:=[.M15]-[.M14]" office:value-type="time" office:time-value="PT00H00M10.315946862S" calcext:value-type="time">
            <text:p>00:00:10.32</text:p>
          </table:table-cell>
          <table:table-cell/>
          <table:table-cell table:style-name="ce1" office:value-type="string" calcext:value-type="string">
            <text:p>2025-Mar-19 17:16:10.4822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 table:style-name="ce3" office:value-type="string" calcext:value-type="string">
            <text:p>log rst</text:p>
          </table:table-cell>
          <table:table-cell table:style-name="ce1" office:value-type="string" calcext:value-type="string">
            <text:p>2025-Apr-07 15:58:06.367664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3" office:value-type="string" calcext:value-type="string">
            <text:p>log rs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25-Mar-14 16:59:44.358851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7 17:00:20.04805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8 17:13:14.691509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22.16710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S16]-[.S15]" office:value-type="time" office:time-value="PT00H00M11.684800708S" calcext:value-type="time">
            <text:p>00:00:11.68</text:p>
          </table:table-cell>
          <table:table-cell/>
          <table:table-cell table:style-name="ce1" office:value-type="string" calcext:value-type="string">
            <text:p>2025-Apr-07 15:58:18.37917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16]-[.Z15]" office:value-type="time" office:time-value="PT00H00M12.011513254S" calcext:value-type="time">
            <text:p>00:00:12.01</text:p>
          </table:table-cell>
          <table:table-cell/>
        </table:table-row>
        <table:table-row table:style-name="ro1">
          <table:table-cell table:style-name="ce5" office:value-type="string" calcext:value-type="string">
            <text:p>2025-Mar-14 16:59:44.52036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7 17:00:20.20955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8 17:13:14.8529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22.4715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Apr-07 15:58:18.69938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71326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7 17:00:20.40990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8 17:13:15.053421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style-name="ce2"/>
          <table:table-cell/>
          <table:table-cell table:style-name="ce1" office:value-type="string" calcext:value-type="string">
            <text:p>2025-Mar-19 17:16:22.7260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Apr-07 15:58:18.93645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5.6393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9" table:formula="of:=[.A19]-[.A18]" office:value-type="time" office:time-value="PT00H00M00.92605236S" calcext:value-type="time">
            <text:p>00:00:00.93</text:p>
          </table:table-cell>
          <table:table-cell table:formula="of:=[.A19]-[.A14]" office:value-type="time" office:time-value="PT00H00M11.78151425S" calcext:value-type="time">
            <text:p>00:00:11.78</text:p>
          </table:table-cell>
          <table:table-cell table:style-name="ce1" office:value-type="string" calcext:value-type="string">
            <text:p>2025-Mar-17 17:00:21.37626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9" table:formula="of:=[.G19]-[.G18]" office:value-type="time" office:time-value="PT00H00M00.966367219S" calcext:value-type="time">
            <text:p>00:00:00.97</text:p>
          </table:table-cell>
          <table:table-cell table:formula="of:=[.G19]-[.G14]" office:value-type="time" office:time-value="PT00H00M11.792793986S" calcext:value-type="time">
            <text:p>00:00:11.79</text:p>
          </table:table-cell>
          <table:table-cell table:style-name="ce1" office:value-type="string" calcext:value-type="string">
            <text:p>2025-Mar-18 17:13:15.92784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9" table:formula="of:=[.M19]-[.M18]" office:value-type="time" office:time-value="PT00H00M00.874421932S" calcext:value-type="time">
            <text:p>00:00:00.87</text:p>
          </table:table-cell>
          <table:table-cell table:style-name="ce2" table:formula="of:=[.M19]-[.M14]" office:value-type="time" office:time-value="PT00H00M11.785424408S" calcext:value-type="time">
            <text:p>00:00:11.79</text:p>
          </table:table-cell>
          <table:table-cell table:style-name="ce1" office:value-type="string" calcext:value-type="string">
            <text:p>2025-Mar-19 17:16:22.9757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Apr-07 15:58:19.12306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5.94060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20]-[.A19]" office:value-type="time" office:time-value="PT00H00M00.301288976S" calcext:value-type="time">
            <text:p>00:00:00.30</text:p>
          </table:table-cell>
          <table:table-cell/>
          <table:table-cell table:style-name="ce1" office:value-type="string" calcext:value-type="string">
            <text:p>2025-Mar-17 17:00:21.6774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G20]-[.G19]" office:value-type="time" office:time-value="PT00H00M00.301163876S" calcext:value-type="time">
            <text:p>00:00:00.30</text:p>
          </table:table-cell>
          <table:table-cell/>
          <table:table-cell table:style-name="ce1" office:value-type="string" calcext:value-type="string">
            <text:p>2025-Mar-18 17:13:16.93608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Mar-19 17:16:23.1623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Apr-07 15:58:19.37018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19517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A21]-[.A20]" office:value-type="time" office:time-value="PT00H00M00.254568877S" calcext:value-type="time">
            <text:p>00:00:00.25</text:p>
          </table:table-cell>
          <table:table-cell/>
          <table:table-cell table:style-name="ce1" office:value-type="string" calcext:value-type="string">
            <text:p>2025-Mar-17 17:00:21.86775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G21]-[.G20]" office:value-type="time" office:time-value="PT00H00M00.19032096S" calcext:value-type="time">
            <text:p>00:00:00.19</text:p>
          </table:table-cell>
          <table:table-cell/>
          <table:table-cell table:style-name="ce1" office:value-type="string" calcext:value-type="string">
            <text:p>2025-Mar-18 17:13:17.04332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Mar-19 17:16:23.34774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1" office:value-type="string" calcext:value-type="string">
            <text:p>2025-Apr-07 15:58:19.55568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37821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A22]-[.A21]" office:value-type="time" office:time-value="PT00H00M00.18304002S" calcext:value-type="time">
            <text:p>00:00:00.18</text:p>
          </table:table-cell>
          <table:table-cell/>
          <table:table-cell table:style-name="ce1" office:value-type="string" calcext:value-type="string">
            <text:p>2025-Mar-17 17:00:22.05075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G22]-[.G21]" office:value-type="time" office:time-value="PT00H00M00.182997272S" calcext:value-type="time">
            <text:p>00:00:00.18</text:p>
          </table:table-cell>
          <table:table-cell/>
          <table:table-cell table:style-name="ce1" office:value-type="string" calcext:value-type="string">
            <text:p>2025-Mar-18 17:13:17.22746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Mar-19 17:16:23.59861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1" office:value-type="string" calcext:value-type="string">
            <text:p>2025-Apr-07 15:58:19.7410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5624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23]-[.A22]" office:value-type="time" office:time-value="PT00H00M00.18421181S" calcext:value-type="time">
            <text:p>00:00:00.18</text:p>
          </table:table-cell>
          <table:table-cell/>
          <table:table-cell table:style-name="ce1" office:value-type="string" calcext:value-type="string">
            <text:p>2025-Mar-17 17:00:22.23625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G23]-[.G22]" office:value-type="time" office:time-value="PT00H00M00.185505557S" calcext:value-type="time">
            <text:p>00:00:00.19</text:p>
          </table:table-cell>
          <table:table-cell/>
          <table:table-cell table:style-name="ce1" office:value-type="string" calcext:value-type="string">
            <text:p>2025-Mar-18 17:13:17.4116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Mar-19 17:16:23.781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1" office:value-type="string" calcext:value-type="string">
            <text:p>2025-Apr-07 15:58:19.9240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75421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24]-[.A23]" office:value-type="time" office:time-value="PT00H00M00.191785069S" calcext:value-type="time">
            <text:p>00:00:00.19</text:p>
          </table:table-cell>
          <table:table-cell/>
          <table:table-cell table:style-name="ce1" office:value-type="string" calcext:value-type="string">
            <text:p>2025-Mar-17 17:00:22.42928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G24]-[.G23]" office:value-type="time" office:time-value="PT00H00M00.19302601S" calcext:value-type="time">
            <text:p>00:00:00.19</text:p>
          </table:table-cell>
          <table:table-cell/>
          <table:table-cell table:style-name="ce1" office:value-type="string" calcext:value-type="string">
            <text:p>2025-Mar-18 17:13:17.59466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Mar-19 17:16:23.9668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Apr-07 15:58:20.17253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9988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A25]-[.A24]" office:value-type="time" office:time-value="PT00H00M00.244633178S" calcext:value-type="time">
            <text:p>00:00:00.24</text:p>
          </table:table-cell>
          <table:table-cell/>
          <table:table-cell table:style-name="ce1" office:value-type="string" calcext:value-type="string">
            <text:p>2025-Mar-17 17:00:22.67762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G25]-[.G24]" office:value-type="time" office:time-value="PT00H00M00.248343428S" calcext:value-type="time">
            <text:p>00:00:00.25</text:p>
          </table:table-cell>
          <table:table-cell/>
          <table:table-cell table:style-name="ce1" office:value-type="string" calcext:value-type="string">
            <text:p>2025-Mar-18 17:13:17.78779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1" office:value-type="string" calcext:value-type="string">
            <text:p>2025-Mar-19 17:16:24.1510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Apr-07 15:58:20.356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18930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A26]-[.A25]" office:value-type="time" office:time-value="PT00H00M00.190454233S" calcext:value-type="time">
            <text:p>00:00:00.19</text:p>
          </table:table-cell>
          <table:table-cell/>
          <table:table-cell table:style-name="ce1" office:value-type="string" calcext:value-type="string">
            <text:p>2025-Mar-17 17:00:22.86300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G26]-[.G25]" office:value-type="time" office:time-value="PT00H00M00.185373542S" calcext:value-type="time">
            <text:p>00:00:00.19</text:p>
          </table:table-cell>
          <table:table-cell/>
          <table:table-cell table:style-name="ce1" office:value-type="string" calcext:value-type="string">
            <text:p>2025-Mar-18 17:13:18.03492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1" office:value-type="string" calcext:value-type="string">
            <text:p>2025-Mar-19 17:16:24.39834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Apr-07 15:58:20.54865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37466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A27]-[.A26]" office:value-type="time" office:time-value="PT00H00M00.185363484S" calcext:value-type="time">
            <text:p>00:00:00.19</text:p>
          </table:table-cell>
          <table:table-cell/>
          <table:table-cell table:style-name="ce1" office:value-type="string" calcext:value-type="string">
            <text:p>2025-Mar-17 17:00:23.0483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G27]-[.G26]" office:value-type="time" office:time-value="PT00H00M00.185372913S" calcext:value-type="time">
            <text:p>00:00:00.19</text:p>
          </table:table-cell>
          <table:table-cell/>
          <table:table-cell table:style-name="ce1" office:value-type="string" calcext:value-type="string">
            <text:p>2025-Mar-18 17:13:18.22169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1" office:value-type="string" calcext:value-type="string">
            <text:p>2025-Mar-19 17:16:24.58260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2"/>
          <table:table-cell/>
          <table:table-cell table:style-name="ce1" office:value-type="string" calcext:value-type="string">
            <text:p>2025-Apr-07 15:58:20.73404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5612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A28]-[.A27]" office:value-type="time" office:time-value="PT00H00M00.186621398S" calcext:value-type="time">
            <text:p>00:00:00.19</text:p>
          </table:table-cell>
          <table:table-cell/>
          <table:table-cell table:style-name="ce1" office:value-type="string" calcext:value-type="string">
            <text:p>2025-Mar-17 17:00:23.29675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G28]-[.G27]" office:value-type="time" office:time-value="PT00H00M00.248377374S" calcext:value-type="time">
            <text:p>00:00:00.25</text:p>
          </table:table-cell>
          <table:table-cell/>
          <table:table-cell table:style-name="ce1" office:value-type="string" calcext:value-type="string">
            <text:p>2025-Mar-18 17:13:18.40701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Mar-19 17:16:25.1662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style-name="ce2" table:formula="of:=[.S28]-[.S27]" office:value-type="time" office:time-value="PT00H00M00.583630032S" calcext:value-type="time">
            <text:p>00:00:00.58</text:p>
          </table:table-cell>
          <table:table-cell/>
          <table:table-cell table:style-name="ce1" office:value-type="string" calcext:value-type="string">
            <text:p>2025-Apr-07 15:58:21.3729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8084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A29]-[.A28]" office:value-type="time" office:time-value="PT00H00M00.247155922S" calcext:value-type="time">
            <text:p>00:00:00.25</text:p>
          </table:table-cell>
          <table:table-cell/>
          <table:table-cell table:style-name="ce1" office:value-type="string" calcext:value-type="string">
            <text:p>2025-Mar-17 17:00:23.48336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G29]-[.G28]" office:value-type="time" office:time-value="PT00H00M00.186615111S" calcext:value-type="time">
            <text:p>00:00:00.19</text:p>
          </table:table-cell>
          <table:table-cell/>
          <table:table-cell table:style-name="ce1" office:value-type="string" calcext:value-type="string">
            <text:p>2025-Mar-18 17:13:18.59363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Mar-19 17:16:29.1703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5" office:value-type="string" calcext:value-type="string">
            <text:p>2025-Apr-07 15:58:36.125945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/>
          <table:table-cell table:style-name="ce2" table:formula="of:=[.Z29]-[.Z28]" office:value-type="time" office:time-value="PT00H00M14.752990915S" calcext:value-type="time">
            <text:p>00:00:14.75</text:p>
          </table:table-cell>
          <table:table-cell/>
        </table:table-row>
        <table:table-row table:style-name="ro1">
          <table:table-cell table:style-name="ce1" office:value-type="string" calcext:value-type="string">
            <text:p>2025-Mar-14 16:59:47.9950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A30]-[.A29]" office:value-type="time" office:time-value="PT00H00M00.186654716S" calcext:value-type="time">
            <text:p>00:00:00.19</text:p>
          </table:table-cell>
          <table:table-cell/>
          <table:table-cell table:style-name="ce1" office:value-type="string" calcext:value-type="string">
            <text:p>2025-Mar-17 17:00:23.66748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G30]-[.G29]" office:value-type="time" office:time-value="PT00H00M00.184120028S" calcext:value-type="time">
            <text:p>00:00:00.18</text:p>
          </table:table-cell>
          <table:table-cell/>
          <table:table-cell table:style-name="ce1" office:value-type="string" calcext:value-type="string">
            <text:p>2025-Mar-18 17:13:18.84088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Mar-19 17:16:29.29894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5" office:value-type="string" calcext:value-type="string">
            <text:p>2025-Apr-07 15:58:36.321237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1779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A31]-[.A30]" office:value-type="time" office:time-value="PT00H00M00.182814337S" calcext:value-type="time">
            <text:p>00:00:00.18</text:p>
          </table:table-cell>
          <table:table-cell/>
          <table:table-cell table:style-name="ce1" office:value-type="string" calcext:value-type="string">
            <text:p>2025-Mar-17 17:00:23.8517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G31]-[.G30]" office:value-type="time" office:time-value="PT00H00M00.184247643S" calcext:value-type="time">
            <text:p>00:00:00.18</text:p>
          </table:table-cell>
          <table:table-cell/>
          <table:table-cell table:style-name="ce6" office:value-type="string" calcext:value-type="string">
            <text:p>2025-Mar-18 17:13:19.026260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/>
          <table:table-cell table:style-name="ce1" office:value-type="string" calcext:value-type="string">
            <text:p>2025-Mar-19 17:16:29.48189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5" office:value-type="string" calcext:value-type="string">
            <text:p>2025-Apr-07 15:58:36.48393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36343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A32]-[.A31]" office:value-type="time" office:time-value="PT00H00M00.185523159S" calcext:value-type="time">
            <text:p>00:00:00.19</text:p>
          </table:table-cell>
          <table:table-cell/>
          <table:table-cell table:style-name="ce1" office:value-type="string" calcext:value-type="string">
            <text:p>2025-Mar-17 17:00:24.09898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G32]-[.G31]" office:value-type="time" office:time-value="PT00H00M00.247255876S" calcext:value-type="time">
            <text:p>00:00:00.25</text:p>
          </table:table-cell>
          <table:table-cell/>
          <table:table-cell table:style-name="ce1" office:value-type="string" calcext:value-type="string">
            <text:p>2025-Mar-18 17:15:06.25522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  <table:table-cell table:style-name="ce1" office:value-type="string" calcext:value-type="string">
            <text:p>2025-Mar-19 17:16:29.73163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5" office:value-type="string" calcext:value-type="string">
            <text:p>2025-Apr-07 15:58:36.61893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61067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A33]-[.A32]" office:value-type="time" office:time-value="PT00H00M00.247238902S" calcext:value-type="time">
            <text:p>00:00:00.25</text:p>
          </table:table-cell>
          <table:table-cell/>
          <table:table-cell table:style-name="ce1" office:value-type="string" calcext:value-type="string">
            <text:p>2025-Mar-17 17:00:24.28310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G33]-[.G32]" office:value-type="time" office:time-value="PT00H00M00.184118142S" calcext:value-type="time">
            <text:p>00:00:00.18</text:p>
          </table:table-cell>
          <table:table-cell/>
          <table:table-cell table:style-name="ce1" office:value-type="string" calcext:value-type="string">
            <text:p>2025-Mar-18 17:15:06.49209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29.98263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5" office:value-type="string" calcext:value-type="string">
            <text:p>2025-Apr-07 15:58:54.74937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/>
          <table:table-cell table:style-name="ce2" table:formula="of:=[.Z33]-[.Z32]" office:value-type="time" office:time-value="PT00H00M18.130440032S" calcext:value-type="time">
            <text:p>00:00:18.13</text:p>
          </table:table-cell>
          <table:table-cell/>
        </table:table-row>
        <table:table-row table:style-name="ro1">
          <table:table-cell table:style-name="ce6" office:value-type="string" calcext:value-type="string">
            <text:p>2025-Mar-14 16:59:48.794930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A34]-[.A33]" office:value-type="time" office:time-value="PT00H00M00.184255815S" calcext:value-type="time">
            <text:p>00:00:00.18</text:p>
          </table:table-cell>
          <table:table-cell/>
          <table:table-cell table:style-name="ce6" office:value-type="string" calcext:value-type="string">
            <text:p>2025-Mar-17 17:00:24.474972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G34]-[.G33]" office:value-type="time" office:time-value="PT00H00M00.191864907S" calcext:value-type="time">
            <text:p>00:00:00.19</text:p>
          </table:table-cell>
          <table:table-cell/>
          <table:table-cell table:style-name="ce1" office:value-type="string" calcext:value-type="string">
            <text:p>2025-Mar-18 17:15:06.65355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30.16675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5" office:value-type="string" calcext:value-type="string">
            <text:p>2025-Apr-07 15:58:54.92079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/>
          <table:table-cell table:style-name="ce2"/>
          <table:table-cell/>
        </table:table-row>
        <table:table-row table:style-name="ro1">
          <table:table-cell table:style-name="ce7" office:value-type="string" calcext:value-type="string">
            <text:p>2025-Mar-14 16:59:50.095442</text:p>
          </table:table-cell>
          <table:table-cell table:style-name="ce7" office:value-type="string" calcext:value-type="string">
            <text:p>logg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3275" calcext:value-type="float">
            <text:p>33275</text:p>
          </table:table-cell>
          <table:table-cell table:formula="of:=[.A35]-[.A34]" office:value-type="time" office:time-value="PT00H00M01.300512208S" calcext:value-type="time">
            <text:p>00:00:01.30</text:p>
          </table:table-cell>
          <table:table-cell/>
          <table:table-cell table:style-name="ce1" office:value-type="string" calcext:value-type="string">
            <text:p>2025-Mar-17 17:02:12.08567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  <table:table-cell table:style-name="ce1" office:value-type="string" calcext:value-type="string">
            <text:p>2025-Mar-19 17:16:30.349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5" office:value-type="string" calcext:value-type="string">
            <text:p>2025-Apr-07 15:58:55.08215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0.6449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"/>
          <table:table-cell table:style-name="ce1" office:value-type="string" calcext:value-type="string">
            <text:p>2025-Mar-17 17:02:12.24824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  <table:table-cell table:style-name="ce1" office:value-type="string" calcext:value-type="string">
            <text:p>2025-Mar-19 17:16:30.59952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5" office:value-type="string" calcext:value-type="string">
            <text:p>2025-Apr-07 15:58:55.28268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3.63728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  <table:table-cell table:style-name="ce1" office:value-type="string" calcext:value-type="string">
            <text:p>2025-Mar-17 17:02:12.40974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  <table:table-cell table:style-name="ce1" office:value-type="string" calcext:value-type="string">
            <text:p>2025-Mar-19 17:16:30.78885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Apr-07 15:58:55.68223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19" table:formula="of:=[.Z37]-[.Z36]" office:value-type="time" office:time-value="PT00H00M00.399559038S" calcext:value-type="time">
            <text:p>00:00:00.40</text:p>
          </table:table-cell>
          <table:table-cell table:style-name="ce2" table:formula="of:=[.Z37]-[.Z28]" office:value-type="time" office:time-value="PT00H00M34.309285088S" calcext:value-type="time">
            <text:p>00:00:34.31</text:p>
          </table:table-cell>
        </table:table-row>
        <table:table-row table:style-name="ro1">
          <table:table-cell table:style-name="ce1" office:value-type="string" calcext:value-type="string">
            <text:p>2025-Mar-14 16:59:53.822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2:12.61011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8"/>
          <table:table-cell table:style-name="ce1" office:value-type="string" calcext:value-type="string">
            <text:p>2025-Mar-19 17:16:30.9743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Apr-07 15:58:56.69548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009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3:43.291126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  <table:table-cell table:style-name="ce1" office:value-type="string" calcext:value-type="string">
            <text:p>2025-Mar-19 17:16:31.15975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Apr-07 15:58:56.8658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19473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3:43.44732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  <table:table-cell table:style-name="ce6" office:value-type="string" calcext:value-type="string">
            <text:p>2025-Mar-19 17:16:31.346366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 office:value-type="string" calcext:value-type="string">
            <text:p>no double read of 33275</text:p>
          </table:table-cell>
          <table:table-cell table:style-name="ce1" office:value-type="string" calcext:value-type="string">
            <text:p>2025-Apr-07 15:58:57.05104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37775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7 17:03:43.6100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  <table:table-cell table:style-name="ce1" office:value-type="string" calcext:value-type="string">
            <text:p>2025-Mar-19 17:16:32.1705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Apr-07 15:58:57.23770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5632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14"/>
          <table:table-cell table:style-name="ce1" office:value-type="string" calcext:value-type="string">
            <text:p>2025-Mar-19 17:16:33.1774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Apr-07 15:58:57.42290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81046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21"/>
          <table:table-cell table:style-name="ce1" office:value-type="string" calcext:value-type="string">
            <text:p>2025-Apr-07 15:58:57.67133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9972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21"/>
          <table:table-cell table:style-name="ce1" office:value-type="string" calcext:value-type="string">
            <text:p>2025-Apr-07 15:58:57.8566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5.1865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21"/>
          <table:table-cell table:style-name="ce1" office:value-type="string" calcext:value-type="string">
            <text:p>2025-Apr-07 15:58:58.0395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5.37320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21"/>
          <table:table-cell table:style-name="ce1" office:value-type="string" calcext:value-type="string">
            <text:p>2025-Apr-07 15:58:58.2250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5.5586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21"/>
          <table:table-cell table:style-name="ce1" office:value-type="string" calcext:value-type="string">
            <text:p>2025-Apr-07 15:58:58.4092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5.80695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21"/>
          <table:table-cell table:style-name="ce1" office:value-type="string" calcext:value-type="string">
            <text:p>2025-Apr-07 15:58:58.5947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6.6450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8:58.84956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0:37.6391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9:00.15982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33275" calcext:value-type="float">
            <text:p>33275</text:p>
          </table:table-cell>
          <table:table-cell office:value-type="string" calcext:value-type="string">
            <text:p>double read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0:48.11985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0.69167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0:48.35933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4.6870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52]-[.Z51]" office:value-type="time" office:time-value="PT00H00M03.995382925S" calcext:value-type="time">
            <text:p>00:00:03.99</text:p>
          </table:table-cell>
          <table:table-cell/>
        </table:table-row>
        <table:table-row table:style-name="ro1">
          <table:table-cell table:style-name="ce1" office:value-type="string" calcext:value-type="string">
            <text:p>2025-Mar-14 17:00:48.52835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4.86362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0:48.72116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5.0491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08.81700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5.23576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08.989594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5.42109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09.12081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5.66949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09.320065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5.85612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29.48133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6.04026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29.659003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6.22449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29.8204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6.4729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29.9477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6.65600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7:01:37.644237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9:06.84782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7.7704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64]-[.Z63]" office:value-type="time" office:time-value="PT00H00M00.922588538S" calcext:value-type="time">
            <text:p>00:00:00.92</text:p>
          </table:table-cell>
          <table:table-cell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8.88927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9.89728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10.90531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ce2"/>
          <table:table-cell/>
        </table:table-row>
        <table:table-row table:style-name="ro1" table:number-rows-repeated="1048508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1T17:47:06.013342781</dc:date>
    <meta:editing-duration>PT1H11M1S</meta:editing-duration>
    <meta:editing-cycles>14</meta:editing-cycles>
    <meta:generator>LibreOffice/7.4.7.2$Linux_x86 LibreOffice_project/40$Build-2</meta:generator>
    <meta:document-statistic meta:table-count="1" meta:cell-count="1071" meta:object-count="0"/>
  </office:meta>
</office:document-meta>
</file>